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8.9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9.363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fo:font-size="44pt"/>
    </style:style>
    <style:style style:name="P5" style:family="paragraph">
      <loext:graphic-properties draw:fill-color="#ffffff"/>
      <style:text-properties fo:font-size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8.963cm" svg:x="1.4cm" svg:y="0.837cm" presentation:class="subtitle" presentation:user-transformed="true">
          <draw:text-box>
            <text:p text:style-name="P1"><text:span text:style-name="T1">Abra os meus olhos</text:span></text:p>
            <text:p text:style-name="P1"><text:span text:style-name="T2">Josya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Preciso tanto de uma chance</text:p>
            <text:p text:style-name="P4">Sei que o chão não é o meu lugar</text:p>
            <text:p text:style-name="P4">Estou cansado desta escuridão</text:p>
            <text:p text:style-name="P4">É por isso que eu te espero</text:p>
            <text:p text:style-name="P4">É por isso que eu te clamo</text:p>
            <text:p text:style-name="P4">Filho de Davi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Queria tanto olhar pro céu</text:p>
            <text:p text:style-name="P4">Contemplar a grandeza</text:p>
            <text:p text:style-name="P4">do meu Deus</text:p>
            <text:p text:style-name="P4">Diferente da atitude de Tomé</text:p>
            <text:p text:style-name="P4">Quero ver porque eu creio</text:p>
            <text:p text:style-name="P4">Porque eu tenho Fé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￴ô queria tanto receber a cura</text:p>
            <text:p text:style-name="P4">O milagre eu quero v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4" draw:text-style-name="P5" draw:layer="layout" svg:width="25.199cm" svg:height="19.363cm" svg:x="1.4cm" svg:y="0.837cm" presentation:class="subtitle" presentation:user-transformed="true">
          <draw:text-box>
            <text:p text:style-name="P4">Gritarei o seu nome com muita fé</text:p>
            <text:p text:style-name="P4">e Ele me atenderá</text:p>
            <text:p text:style-name="P4">me colocará de pé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Abra, abra os meus olhos</text:p>
            <text:p text:style-name="P4">Dá-me a visão, eu preciso ver</text:p>
            <text:p text:style-name="P4">Eu quero ver aquele que</text:p>
            <text:p text:style-name="P4">faz o milagr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 text:style-name="P4">Abra, abra os meus olhos</text:p>
            <text:p text:style-name="P4">Dá-me a visão, eu preciso ver</text:p>
            <text:p text:style-name="P4">Eu quero ver aquele que</text:p>
            <text:p text:style-name="P4">faz o milagr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12:06:27.066531923</meta:creation-date>
    <dc:date>2015-11-28T12:17:56.994570615</dc:date>
    <meta:editing-duration>PT11M26S</meta:editing-duration>
    <meta:editing-cycles>7</meta:editing-cycles>
    <meta:generator>LibreOffice/4.4.6.3$Linux_X86_64 LibreOffice_project/40m0$Build-3</meta:generator>
    <meta:document-statistic meta:object-count="42"/>
  </office:meta>
</office:document-meta>
</file>